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472c4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3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Diapositive_20_de_20_titr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4cm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1" draw:layer="layout" svg:width="32.904cm" svg:height="18.202cm" svg:x="0.308cm" svg:y="0.346cm" presentation:class="title" presentation:placeholder="true" presentation:user-transformed="true">
          <draw:text-box/>
        </draw:frame>
        <draw:custom-shape draw:name="Ellipse 3" draw:style-name="gr1" draw:text-style-name="P3" draw:layer="layout" svg:width="4.502cm" svg:height="1.211cm" svg:x="16.895cm" svg:y="0.616cm">
          <text:p text:style-name="P2"><text:span text:style-name="T1">Client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" draw:style-name="gr2" draw:text-style-name="P3" draw:layer="layout" svg:width="32.018cm" svg:height="11.467cm" svg:x="0.731cm" svg:y="6.61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3" draw:layer="layout" svg:width="31.941cm" svg:height="1.789cm" svg:x="0.731cm" svg:y="3.329cm">
          <text:p text:style-name="P2"><text:span text:style-name="T1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7" draw:style-name="gr3" draw:text-style-name="P4" draw:layer="layout" svg:x1="0.731cm" svg:y1="12.353cm" svg:x2="0.732cm" svg:y2="12.354cm">
          <text:p/>
        </draw:line>
        <draw:line draw:name="Connecteur droit 11" draw:style-name="gr4" draw:text-style-name="P4" draw:layer="layout" svg:x1="1.539cm" svg:y1="10.333cm" svg:x2="31.826cm" svg:y2="10.333cm">
          <text:p/>
        </draw:line>
        <draw:custom-shape draw:name="Rectangle 16" draw:style-name="gr1" draw:text-style-name="P3" draw:layer="layout" svg:width="14.2cm" svg:height="1.692cm" svg:x="9.929cm" svg:y="7.466cm">
          <text:p text:style-name="P2"><text:span text:style-name="T1">Catalogue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8" draw:style-name="gr1" draw:text-style-name="P3" draw:layer="layout" svg:width="3.309cm" svg:height="1.673cm" draw:transform="rotate (1.5707963267949) translate (30.47cm 10.198cm)">
          <text:p text:style-name="P2"><text:span text:style-name="T2">FRONT-OFFIC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9" draw:style-name="gr5" draw:text-style-name="P5" draw:layer="layout" svg:width="26.631cm" svg:height="1cm" svg:x="1.539cm" svg:y="14.04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" draw:text-style-name="P3" draw:layer="layout" svg:width="3.309cm" svg:height="4.887cm" svg:x="1.539cm" svg:y="12.123cm">
          <text:p text:style-name="P2"><text:span text:style-name="T1">Gestion du 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3" draw:layer="layout" svg:width="4.04cm" svg:height="4.887cm" svg:x="18.723cm" svg:y="12.161cm">
          <text:p text:style-name="P2"><text:span text:style-name="T1">Traitement et exécution des comma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3" draw:layer="layout" svg:width="4.155cm" svg:height="4.887cm" svg:x="6.504cm" svg:y="12.123cm">
          <text:p text:style-name="P2"><text:span text:style-name="T1">Organisation des caté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3" draw:layer="layout" svg:width="4.213cm" svg:height="4.887cm" svg:x="12.464cm" svg:y="12.161cm">
          <text:p text:style-name="P2"><text:span text:style-name="T1">Gestion</text:span></text:p>
          <text:p text:style-name="P2"><text:span text:style-name="T1">Des</text:span></text:p>
          <text:p text:style-name="P2"><text:span text:style-name="T1">memb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" draw:text-style-name="P3" draw:layer="layout" svg:width="7.042cm" svg:height="2.25cm" draw:transform="rotate (1.5707963267949) translate (30.105cm 17.895cm)">
          <text:p text:style-name="P2"><text:span text:style-name="T1">BACK-OFFIC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6" draw:style-name="gr1" draw:text-style-name="P3" draw:layer="layout" svg:width="3.968cm" svg:height="4.925cm" svg:x="25.188cm" svg:y="12.123cm">
          <text:p text:style-name="P2"><text:span text:style-name="T3">Gestion </text:span></text:p>
          <text:p text:style-name="P2"><text:span text:style-name="T3">des pai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8" draw:style-name="gr6" draw:text-style-name="P4" draw:layer="layout" svg:width="3.261cm" svg:height="1.5cm" svg:x="14.571cm" svg:y="1.8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0" draw:style-name="gr6" draw:text-style-name="P4" draw:layer="layout" svg:width="0.023cm" svg:height="2.347cm" svg:x="16.676cm" svg:y="5.11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asyAdmin" draw:style-name="dp1" draw:master-page-name="Titre_20_et_20_contenu" presentation:presentation-page-layout-name="AL2T11">
        <draw:frame draw:name="Titre 1" presentation:style-name="pr3" draw:text-style-name="P8" draw:layer="layout" svg:width="13.916cm" svg:height="1.631cm" svg:x="2.328cm" svg:y="1.014cm" presentation:class="title" presentation:user-transformed="true">
          <draw:text-box>
            <text:p text:style-name="P7"><text:span text:style-name="T4">EasyAdmin</text:span></text:p>
          </draw:text-box>
        </draw:frame>
        <draw:frame draw:name="Espace réservé du contenu 2" presentation:style-name="pr4" draw:text-style-name="P11" draw:layer="layout" svg:width="30.691cm" svg:height="14.869cm" svg:x="0.847cm" svg:y="3.334cm" presentation:class="outline" presentation:user-transformed="true">
          <draw:text-box>
            <text:list text:style-name="L3">
              <text:list-item>
                <text:p text:style-name="P9"><text:span text:style-name="T5">la configuration du bundle repose essentiellement sur des fichiers YAML.</text:span></text:p>
              </text:list-item>
              <text:list-item>
                <text:p text:style-name="P9"><text:span text:style-name="T5">Le fichier de route permet de sélectionner le préfixe à utiliser pour accéder à l'administration, et le fichier de configuration</text:span></text:p>
              </text:list-item>
            </text:list>
            <text:p text:style-name="P9"><text:span text:style-name="T5"/></text:p>
            <text:p text:style-name="P10"><text:span text:style-name="T5">Un dossier admin avec des sous fichiers :</text:span></text:p>
            <text:p text:style-name="P10"><text:span text:style-name="T5">1 - Où sont définies les entités qui seront administrables </text:span></text:p>
            <text:p text:style-name="P10"><text:span text:style-name="T5">2 - Un fichier menu.yaml</text:span></text:p>
            <text:p text:style-name="P10"><text:span text:style-name="T5">3 – Un fichier config.yaml </text:span></text:p>
            <text:p text:style-name="P10"><text:span text:style-name="T5">puis importez le tout depuis easy_admin.yaml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5-10">10/05/2019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5-10">10/05/2019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tilisateur Windows</meta:initial-creator>
    <meta:editing-cycles>8</meta:editing-cycles>
    <meta:creation-date>2019-05-09T16:53:48</meta:creation-date>
    <dc:date>2019-05-10T10:50:43.464000000</dc:date>
    <meta:editing-duration>PT15H45M2S</meta:editing-duration>
    <meta:generator>LibreOffice/6.1.6.3$Windows_X86_64 LibreOffice_project/5896ab1714085361c45cf540f76f60673dd96a72</meta:generator>
    <meta:document-statistic meta:object-count="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